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5.542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6.997cm"/>
    </style:style>
    <style:style style:name="co6" style:family="table-column">
      <style:table-column-properties fo:break-before="auto" style:column-width="9.051cm"/>
    </style:style>
    <style:style style:name="co7" style:family="table-column">
      <style:table-column-properties fo:break-before="auto" style:column-width="8.551cm"/>
    </style:style>
    <style:style style:name="co8" style:family="table-column">
      <style:table-column-properties fo:break-before="auto" style:column-width="4.831cm"/>
    </style:style>
    <style:style style:name="co9" style:family="table-column">
      <style:table-column-properties fo:break-before="auto" style:column-width="11.659cm"/>
    </style:style>
    <style:style style:name="co10" style:family="table-column">
      <style:table-column-properties fo:break-before="auto" style:column-width="5.858cm"/>
    </style:style>
    <style:style style:name="co11" style:family="table-column">
      <style:table-column-properties fo:break-before="auto" style:column-width="1.961cm"/>
    </style:style>
    <style:style style:name="co12" style:family="table-column">
      <style:table-column-properties fo:break-before="auto" style:column-width="8.58cm"/>
    </style:style>
    <style:style style:name="co13" style:family="table-column">
      <style:table-column-properties fo:break-before="auto" style:column-width="3.595cm"/>
    </style:style>
    <style:style style:name="co14" style:family="table-column">
      <style:table-column-properties fo:break-before="auto" style:column-width="2.515cm"/>
    </style:style>
    <style:style style:name="co15" style:family="table-column">
      <style:table-column-properties fo:break-before="auto" style:column-width="2.462cm"/>
    </style:style>
    <style:style style:name="co16" style:family="table-column">
      <style:table-column-properties fo:break-before="auto" style:column-width="0.593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table table:name="Arkusz1_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Rider</text:p>
          </table:table-cell>
          <table:table-cell office:value-type="string">
            <text:p>Group</text:p>
          </table:table-cell>
          <table:table-cell office:value-type="string">
            <text:p>Time</text:p>
          </table:table-cell>
          <table:table-cell office:value-type="string">
            <text:p>Instagram</text:p>
          </table:table-cell>
          <table:table-cell office:value-type="string">
            <text:p>Facebook</text:p>
          </table:table-cell>
          <table:table-cell office:value-type="string">
            <text:p>Youtube</text:p>
          </table:table-cell>
          <table:table-cell office:value-type="string">
            <text:p>Method</text:p>
          </table:table-cell>
          <table:table-cell office:value-type="string">
            <text:p>Link</text:p>
          </table:table-cell>
          <table:table-cell office:value-type="string">
            <text:p>Moto</text:p>
          </table:table-cell>
          <table:table-cell office:value-type="string">
            <text:p>Type</text:p>
          </table:table-cell>
          <table:table-cell office:value-type="string">
            <text:p>Tyres</text:p>
          </table:table-cell>
          <table:table-cell table:style-name="Default" office:value-type="string">
            <text:p>Date</text:p>
          </table:table-cell>
          <table:table-cell office:value-type="string">
            <text:p>Organizer</text:p>
          </table:table-cell>
          <table:table-cell office:value-type="string">
            <text:p>Sex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bak#66_Grzegorz Hanuszewicz</text:p>
          </table:table-cell>
          <table:table-cell/>
          <table:table-cell office:value-type="float" office:value="41.76">
            <text:p>41,76</text:p>
          </table:table-cell>
          <table:table-cell office:value-type="string">
            <text:p>https://instagram.com/robak66rr</text:p>
          </table:table-cell>
          <table:table-cell/>
          <table:table-cell office:value-type="string">
            <text:p>https://www.youtube.com/watch?v=DVSyvmzuBZY</text:p>
          </table:table-cell>
          <table:table-cell office:value-type="string">
            <text:p>AIM Solo</text:p>
          </table:table-cell>
          <table:table-cell/>
          <table:table-cell office:value-type="string">
            <text:p>Husqvarna FS 450</text:p>
          </table:table-cell>
          <table:table-cell office:value-type="string">
            <text:p>SuperMoto</text:p>
          </table:table-cell>
          <table:table-cell office:value-type="string">
            <text:p>Metzeler Racetec SM</text:p>
          </table:table-cell>
          <table:table-cell office:value-type="date" office:date-value="2020-08-20">
            <text:p>20.08.2020</text:p>
          </table:table-cell>
          <table:table-cell office:value-type="string">
            <text:p>TrackAttack.pl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otr Zuchniarz</text:p>
          </table:table-cell>
          <table:table-cell/>
          <table:table-cell office:value-type="float" office:value="42.05">
            <text:p>42,05</text:p>
          </table:table-cell>
          <table:table-cell/>
          <table:table-cell office:value-type="string">
            <text:p>https://facebook.com/profile.php?id=100009970063162</text:p>
          </table:table-cell>
          <table:table-cell office:value-type="string">
            <text:p>https://www.youtube.com/watch?v=HNgAaSlXTa0</text:p>
          </table:table-cell>
          <table:table-cell office:value-type="string">
            <text:p>LapTimer</text:p>
          </table:table-cell>
          <table:table-cell/>
          <table:table-cell office:value-type="string">
            <text:p>Yamaha R6 2003</text:p>
          </table:table-cell>
          <table:table-cell office:value-type="string">
            <text:p>Sport</text:p>
          </table:table-cell>
          <table:table-cell office:value-type="string">
            <text:p>Dunlop Sportmax D211+ K2</text:p>
          </table:table-cell>
          <table:table-cell table:style-name="Default" office:value-type="string">
            <text:p>14.08.2017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zemysław Różyński</text:p>
          </table:table-cell>
          <table:table-cell/>
          <table:table-cell office:value-type="float" office:value="42.12">
            <text:p>42,12</text:p>
          </table:table-cell>
          <table:table-cell/>
          <table:table-cell office:value-type="string">
            <text:p>https://facebook.com/przemzrr</text:p>
          </table:table-cell>
          <table:table-cell/>
          <table:table-cell office:value-type="string">
            <text:p>LapTimer</text:p>
          </table:table-cell>
          <table:table-cell/>
          <table:table-cell office:value-type="string">
            <text:p>Suzuki GSX-R 600 K6</text:p>
          </table:table-cell>
          <table:table-cell office:value-type="string">
            <text:p>Sport</text:p>
          </table:table-cell>
          <table:table-cell office:value-type="string">
            <text:p>Pirelli Supercorsa SC1 + SC2</text:p>
          </table:table-cell>
          <table:table-cell office:value-type="date" office:date-value="2017-01-01">
            <text:p>1.01.2017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awid Ustarbowski</text:p>
          </table:table-cell>
          <table:table-cell/>
          <table:table-cell office:value-type="float" office:value="42.45">
            <text:p>42,45</text:p>
          </table:table-cell>
          <table:table-cell/>
          <table:table-cell office:value-type="string">
            <text:p>https://facebook.com/dawid.ustarbowski</text:p>
          </table:table-cell>
          <table:table-cell/>
          <table:table-cell office:value-type="string">
            <text:p>LapTimer</text:p>
          </table:table-cell>
          <table:table-cell/>
          <table:table-cell office:value-type="string">
            <text:p>Suzuki GSX-R 600 K1</text:p>
          </table:table-cell>
          <table:table-cell office:value-type="string">
            <text:p>Sport</text:p>
          </table:table-cell>
          <table:table-cell office:value-type="string">
            <text:p>Dunlop D211 s, Metzeler Racetec K3</text:p>
          </table:table-cell>
          <table:table-cell table:style-name="Default" office:value-type="string">
            <text:p>18.07.2017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dam Jaszczak</text:p>
          </table:table-cell>
          <table:table-cell/>
          <table:table-cell office:value-type="float" office:value="42.46">
            <text:p>42,46</text:p>
          </table:table-cell>
          <table:table-cell office:value-type="string">
            <text:p>https://instagram.com/848.braaaap</text:p>
          </table:table-cell>
          <table:table-cell table:number-columns-repeated="2"/>
          <table:table-cell office:value-type="string">
            <text:p>AIM Solo</text:p>
          </table:table-cell>
          <table:table-cell/>
          <table:table-cell office:value-type="string">
            <text:p>Husqvarna FS 450</text:p>
          </table:table-cell>
          <table:table-cell office:value-type="string">
            <text:p>SuperMoto</text:p>
          </table:table-cell>
          <table:table-cell office:value-type="string">
            <text:p>Metzeler Racetec RR Slick K2</text:p>
          </table:table-cell>
          <table:table-cell table:style-name="Default" office:value-type="string">
            <text:p>02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an Dumara</text:p>
          </table:table-cell>
          <table:table-cell/>
          <table:table-cell office:value-type="float" office:value="42.63">
            <text:p>42,63</text:p>
          </table:table-cell>
          <table:table-cell office:value-type="string">
            <text:p>https://instagram.com/janekdumara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Honda CBR 600 RR 2025</text:p>
          </table:table-cell>
          <table:table-cell office:value-type="string">
            <text:p>Sport</text:p>
          </table:table-cell>
          <table:table-cell office:value-type="string">
            <text:p>Bridgestone Battlax Racing V02R Soft</text:p>
          </table:table-cell>
          <table:table-cell table:style-name="Default" office:value-type="string">
            <text:p>07.09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an Dumara</text:p>
          </table:table-cell>
          <table:table-cell/>
          <table:table-cell office:value-type="float" office:value="42.77">
            <text:p>42,77</text:p>
          </table:table-cell>
          <table:table-cell office:value-type="string">
            <text:p>https://instagram.com/janekdumara</text:p>
          </table:table-cell>
          <table:table-cell/>
          <table:table-cell office:value-type="string">
            <text:p>https://www.youtube.com/watch?v=UG2P0IQbdBs</text:p>
          </table:table-cell>
          <table:table-cell office:value-type="string">
            <text:p>LapTimer</text:p>
          </table:table-cell>
          <table:table-cell/>
          <table:table-cell office:value-type="string">
            <text:p>Honda CBR 600 RR 2005</text:p>
          </table:table-cell>
          <table:table-cell office:value-type="string">
            <text:p>Sport</text:p>
          </table:table-cell>
          <table:table-cell/>
          <table:table-cell table:style-name="Default" office:value-type="string">
            <text:p>08.09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iotr Stachlewski</text:p>
          </table:table-cell>
          <table:table-cell/>
          <table:table-cell office:value-type="float" office:value="43.38">
            <text:p>43,38</text:p>
          </table:table-cell>
          <table:table-cell/>
          <table:table-cell office:value-type="string">
            <text:p>https://facebook.com/profile.php?id=100091883270238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4a1679954a76481131b423c</text:p>
          </table:table-cell>
          <table:table-cell office:value-type="string">
            <text:p>Honda CBR 600 RR</text:p>
          </table:table-cell>
          <table:table-cell office:value-type="string">
            <text:p>Sport</text:p>
          </table:table-cell>
          <table:table-cell office:value-type="string">
            <text:p>Metzeler Racetec TD</text:p>
          </table:table-cell>
          <table:table-cell table:style-name="Default" office:value-type="string">
            <text:p>02.07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rzysztof Komornicki</text:p>
          </table:table-cell>
          <table:table-cell/>
          <table:table-cell office:value-type="float" office:value="43.42">
            <text:p>43,42</text:p>
          </table:table-cell>
          <table:table-cell office:value-type="string">
            <text:p>https://instagram.com/komornicki_888</text:p>
          </table:table-cell>
          <table:table-cell table:number-columns-repeated="2"/>
          <table:table-cell office:value-type="string">
            <text:p>PZRacing</text:p>
          </table:table-cell>
          <table:table-cell/>
          <table:table-cell office:value-type="string">
            <text:p>Husqvarna FS 450</text:p>
          </table:table-cell>
          <table:table-cell office:value-type="string">
            <text:p>SuperMoto</text:p>
          </table:table-cell>
          <table:table-cell office:value-type="string">
            <text:p>Metzeler Racetec SM</text:p>
          </table:table-cell>
          <table:table-cell table:style-name="Default" office:value-type="string">
            <text:p>09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ilosz Kurkul</text:p>
          </table:table-cell>
          <table:table-cell/>
          <table:table-cell office:value-type="float" office:value="43.48">
            <text:p>43,48</text:p>
          </table:table-cell>
          <table:table-cell table:number-columns-repeated="2"/>
          <table:table-cell office:value-type="string">
            <text:p>https://www.youtube.com/watch?v=ugJNTPsMuMY</text:p>
          </table:table-cell>
          <table:table-cell office:value-type="string">
            <text:p>RaceBox</text:p>
          </table:table-cell>
          <table:table-cell/>
          <table:table-cell office:value-type="string">
            <text:p>Ducati Panigale</text:p>
          </table:table-cell>
          <table:table-cell office:value-type="string">
            <text:p>Sport</text:p>
          </table:table-cell>
          <table:table-cell/>
          <table:table-cell table:style-name="Default" office:value-type="string">
            <text:p>13.05.2018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obert Robson</text:p>
          </table:table-cell>
          <table:table-cell/>
          <table:table-cell office:value-type="float" office:value="43.55">
            <text:p>43,55</text:p>
          </table:table-cell>
          <table:table-cell office:value-type="string">
            <text:p>https://instagram.com/robson1000rr</text:p>
          </table:table-cell>
          <table:table-cell table:number-columns-repeated="2"/>
          <table:table-cell office:value-type="string">
            <text:p>AIM Solo</text:p>
          </table:table-cell>
          <table:table-cell/>
          <table:table-cell office:value-type="string">
            <text:p>Honda CRF 450 R</text:p>
          </table:table-cell>
          <table:table-cell office:value-type="string">
            <text:p>SuperMoto</text:p>
          </table:table-cell>
          <table:table-cell office:value-type="string">
            <text:p>Michelin Power Supermoto B, Metzeler K1</text:p>
          </table:table-cell>
          <table:table-cell table:style-name="Default" office:value-type="string">
            <text:p>09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ichał Rainbow</text:p>
          </table:table-cell>
          <table:table-cell/>
          <table:table-cell office:value-type="float" office:value="43.55">
            <text:p>43,55</text:p>
          </table:table-cell>
          <table:table-cell office:value-type="string">
            <text:p>https://instagram.com/rainbowmichal</text:p>
          </table:table-cell>
          <table:table-cell table:number-columns-repeated="2"/>
          <table:table-cell office:value-type="string">
            <text:p>PZRacing</text:p>
          </table:table-cell>
          <table:table-cell/>
          <table:table-cell office:value-type="string">
            <text:p>Bmw 1000RR hp4 2k14</text:p>
          </table:table-cell>
          <table:table-cell office:value-type="string">
            <text:p>Sport</text:p>
          </table:table-cell>
          <table:table-cell office:value-type="string">
            <text:p>Dunlop KR</text:p>
          </table:table-cell>
          <table:table-cell table:style-name="Default" office:value-type="string">
            <text:p>24.08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iotr Stachlewski</text:p>
          </table:table-cell>
          <table:table-cell/>
          <table:table-cell office:value-type="float" office:value="43.6">
            <text:p>43,6</text:p>
          </table:table-cell>
          <table:table-cell/>
          <table:table-cell office:value-type="string">
            <text:p>https://facebook.com/profile.php?id=100091883270238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4d3c73a75a0a6cdcf1b423c</text:p>
          </table:table-cell>
          <table:table-cell office:value-type="string">
            <text:p>Kawasaki Ninja 400</text:p>
          </table:table-cell>
          <table:table-cell office:value-type="string">
            <text:p>Sport</text:p>
          </table:table-cell>
          <table:table-cell office:value-type="string">
            <text:p>Dunlop d213</text:p>
          </table:table-cell>
          <table:table-cell table:style-name="Default" office:value-type="string">
            <text:p>09.08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irek Mordecki</text:p>
          </table:table-cell>
          <table:table-cell/>
          <table:table-cell office:value-type="float" office:value="43.65">
            <text:p>43,65</text:p>
          </table:table-cell>
          <table:table-cell office:value-type="string">
            <text:p>https://instagram.com/mirekmordecki</text:p>
          </table:table-cell>
          <table:table-cell table:number-columns-repeated="2"/>
          <table:table-cell office:value-type="string">
            <text:p>RaceBox</text:p>
          </table:table-cell>
          <table:table-cell/>
          <table:table-cell office:value-type="string">
            <text:p>Honda CBR 600 RR PC 40</text:p>
          </table:table-cell>
          <table:table-cell office:value-type="string">
            <text:p>Sport</text:p>
          </table:table-cell>
          <table:table-cell office:value-type="string">
            <text:p>Pirelli SuperCorsa 2 &amp;amp</text:p>
          </table:table-cell>
          <table:table-cell table:style-name="Default" office:value-type="string">
            <text:p>22.09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esy#84</text:p>
          </table:table-cell>
          <table:table-cell/>
          <table:table-cell office:value-type="float" office:value="43.69">
            <text:p>43,69</text:p>
          </table:table-cell>
          <table:table-cell table:number-columns-repeated="2"/>
          <table:table-cell office:value-type="string">
            <text:p>https://www.youtube.com/watch?v=zTMPzs5I0Og</text:p>
          </table:table-cell>
          <table:table-cell office:value-type="string">
            <text:p>LapTimer</text:p>
          </table:table-cell>
          <table:table-cell/>
          <table:table-cell office:value-type="string">
            <text:p>Honda CBR 1000 RR</text:p>
          </table:table-cell>
          <table:table-cell office:value-type="string">
            <text:p>Sport</text:p>
          </table:table-cell>
          <table:table-cell/>
          <table:table-cell table:style-name="Default" office:value-type="string">
            <text:p>01.05.2019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ukasz Knapik</text:p>
          </table:table-cell>
          <table:table-cell/>
          <table:table-cell office:value-type="float" office:value="43.78">
            <text:p>43,78</text:p>
          </table:table-cell>
          <table:table-cell/>
          <table:table-cell office:value-type="string">
            <text:p>https://facebook.com/loki.balboa.3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83eca43313c4befcf0b0cd3</text:p>
          </table:table-cell>
          <table:table-cell office:value-type="string">
            <text:p>Yamaha R6 RJ095</text:p>
          </table:table-cell>
          <table:table-cell office:value-type="string">
            <text:p>Sport</text:p>
          </table:table-cell>
          <table:table-cell office:value-type="string">
            <text:p>Pirelli SuperCorsa 2 &amp; 1</text:p>
          </table:table-cell>
          <table:table-cell table:style-name="Default" office:value-type="string">
            <text:p>03.06.2025</text:p>
          </table:table-cell>
          <table:table-cell office:value-type="string">
            <text:p>NaKolani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nk</text:p>
          </table:table-cell>
          <table:table-cell/>
          <table:table-cell office:value-type="float" office:value="43.96">
            <text:p>43,96</text:p>
          </table:table-cell>
          <table:table-cell office:value-type="string">
            <text:p>https://instagram.com/cnk.moto</text:p>
          </table:table-cell>
          <table:table-cell/>
          <table:table-cell office:value-type="string">
            <text:p>https://www.youtube.com/watch?v=dKhD-9K65kI</text:p>
          </table:table-cell>
          <table:table-cell office:value-type="string">
            <text:p>Dragy</text:p>
          </table:table-cell>
          <table:table-cell/>
          <table:table-cell office:value-type="string">
            <text:p>Yamaha R3</text:p>
          </table:table-cell>
          <table:table-cell office:value-type="string">
            <text:p>Sport</text:p>
          </table:table-cell>
          <table:table-cell office:value-type="string">
            <text:p>Pirelli SuperCorsa 1 &amp; 3</text:p>
          </table:table-cell>
          <table:table-cell table:style-name="Default" office:value-type="string">
            <text:p>27.08.201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ciej Markowski</text:p>
          </table:table-cell>
          <table:table-cell/>
          <table:table-cell office:value-type="float" office:value="44.03">
            <text:p>44,03</text:p>
          </table:table-cell>
          <table:table-cell/>
          <table:table-cell office:value-type="string">
            <text:p>https://facebook.com/profile.php?id=100078002145158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8b9b7d223b7d5453c270af7</text:p>
          </table:table-cell>
          <table:table-cell office:value-type="string">
            <text:p>Ducati Panigale V4 S</text:p>
          </table:table-cell>
          <table:table-cell office:value-type="string">
            <text:p>Sport</text:p>
          </table:table-cell>
          <table:table-cell office:value-type="string">
            <text:p>Pirelli SuperCorsa SP V4</text:p>
          </table:table-cell>
          <table:table-cell table:style-name="Default" office:value-type="string">
            <text:p>04.09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ut (Tomek Rutecki)</text:p>
          </table:table-cell>
          <table:table-cell/>
          <table:table-cell office:value-type="float" office:value="44.05">
            <text:p>44,05</text:p>
          </table:table-cell>
          <table:table-cell/>
          <table:table-cell office:value-type="string">
            <text:p>https://facebook.com/tomek.rutecki.7</text:p>
          </table:table-cell>
          <table:table-cell/>
          <table:table-cell office:value-type="string">
            <text:p>RaceBox</text:p>
          </table:table-cell>
          <table:table-cell/>
          <table:table-cell office:value-type="string">
            <text:p>Triumph Street Triple 1200RS</text:p>
          </table:table-cell>
          <table:table-cell office:value-type="string">
            <text:p>Naked</text:p>
          </table:table-cell>
          <table:table-cell office:value-type="string">
            <text:p>Metzeler Racetec K3</text:p>
          </table:table-cell>
          <table:table-cell table:style-name="Default" office:value-type="string">
            <text:p>25.08.201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ławomir Bławat</text:p>
          </table:table-cell>
          <table:table-cell/>
          <table:table-cell office:value-type="float" office:value="44.19">
            <text:p>44,19</text:p>
          </table:table-cell>
          <table:table-cell/>
          <table:table-cell office:value-type="string">
            <text:p>https://facebook.com/profile.php?id=100001693468146</text:p>
          </table:table-cell>
          <table:table-cell/>
          <table:table-cell office:value-type="string">
            <text:p>QSTARZ</text:p>
          </table:table-cell>
          <table:table-cell/>
          <table:table-cell office:value-type="string">
            <text:p>YCF 190 SM</text:p>
          </table:table-cell>
          <table:table-cell office:value-type="string">
            <text:p>PitBike</text:p>
          </table:table-cell>
          <table:table-cell office:value-type="string">
            <text:p>PMT Super Soft</text:p>
          </table:table-cell>
          <table:table-cell table:style-name="Default" office:value-type="string">
            <text:p>07.09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omasz Byczek</text:p>
          </table:table-cell>
          <table:table-cell office:value-type="string">
            <text:p>Hot Head Bikers</text:p>
          </table:table-cell>
          <table:table-cell office:value-type="float" office:value="44.21">
            <text:p>44,21</text:p>
          </table:table-cell>
          <table:table-cell office:value-type="string">
            <text:p>https://instagram.com/byku_98</text:p>
          </table:table-cell>
          <table:table-cell/>
          <table:table-cell office:value-type="string">
            <text:p>https://www.youtube.com/watch?v=9RfWD7viUCc</text:p>
          </table:table-cell>
          <table:table-cell office:value-type="string">
            <text:p>LapTimer</text:p>
          </table:table-cell>
          <table:table-cell/>
          <table:table-cell office:value-type="string">
            <text:p>Suzuki GSX-R 750</text:p>
          </table:table-cell>
          <table:table-cell office:value-type="string">
            <text:p>Sport</text:p>
          </table:table-cell>
          <table:table-cell office:value-type="string">
            <text:p>Metzeller Racetec TD slick &amp; <text:s/>Bridgestone V02 soft</text:p>
          </table:table-cell>
          <table:table-cell table:style-name="Default" office:value-type="string">
            <text:p>29.09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rek Mierzejewski</text:p>
          </table:table-cell>
          <table:table-cell/>
          <table:table-cell office:value-type="float" office:value="44.35">
            <text:p>44,35</text:p>
          </table:table-cell>
          <table:table-cell/>
          <table:table-cell office:value-type="string">
            <text:p>https://facebook.com/arek.mierzejewski.77</text:p>
          </table:table-cell>
          <table:table-cell/>
          <table:table-cell office:value-type="string">
            <text:p>LapTimer</text:p>
          </table:table-cell>
          <table:table-cell/>
          <table:table-cell office:value-type="string">
            <text:p>Suzuki GSX-R 600 K9</text:p>
          </table:table-cell>
          <table:table-cell office:value-type="string">
            <text:p>Sport</text:p>
          </table:table-cell>
          <table:table-cell office:value-type="string">
            <text:p>Pirelli SuperCorsa SC1, Metzeler K2</text:p>
          </table:table-cell>
          <table:table-cell table:style-name="Default" office:value-type="string">
            <text:p>24.08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iotr Stachlewski</text:p>
          </table:table-cell>
          <table:table-cell/>
          <table:table-cell office:value-type="float" office:value="44.48">
            <text:p>44,48</text:p>
          </table:table-cell>
          <table:table-cell table:number-columns-repeated="2"/>
          <table:table-cell office:value-type="string">
            <text:p>https://www.youtube.com/watch?v=pFAJ_RTTp4k</text:p>
          </table:table-cell>
          <table:table-cell office:value-type="string">
            <text:p>RaceBox</text:p>
          </table:table-cell>
          <table:table-cell office:value-type="string">
            <text:p>https://www.racebox.pro/webapp/session/6829fe06c264e95f5c423d89</text:p>
          </table:table-cell>
          <table:table-cell office:value-type="string">
            <text:p>Kawasaki Ninja 400</text:p>
          </table:table-cell>
          <table:table-cell office:value-type="string">
            <text:p>Sport</text:p>
          </table:table-cell>
          <table:table-cell/>
          <table:table-cell table:style-name="Default" office:value-type="string">
            <text:p>19.05.2025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Karol Brzoskowski</text:p>
          </table:table-cell>
          <table:table-cell/>
          <table:table-cell office:value-type="float" office:value="44.75">
            <text:p>44,75</text:p>
          </table:table-cell>
          <table:table-cell/>
          <table:table-cell office:value-type="string">
            <text:p>https://facebook.com/stefan.kowalski.927980</text:p>
          </table:table-cell>
          <table:table-cell/>
          <table:table-cell office:value-type="string">
            <text:p>RaceBox</text:p>
          </table:table-cell>
          <table:table-cell/>
          <table:table-cell office:value-type="string">
            <text:p>Ducati 899 Panigale</text:p>
          </table:table-cell>
          <table:table-cell office:value-type="string">
            <text:p>Sport</text:p>
          </table:table-cell>
          <table:table-cell office:value-type="string">
            <text:p>Pirelli SuperCorsa sc3 tyl sc2</text:p>
          </table:table-cell>
          <table:table-cell table:style-name="Default" office:value-type="string">
            <text:p>09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emur [SD990]Gdynia</text:p>
          </table:table-cell>
          <table:table-cell/>
          <table:table-cell office:value-type="float" office:value="44.8">
            <text:p>44,8</text:p>
          </table:table-cell>
          <table:table-cell/>
          <table:table-cell office:value-type="string">
            <text:p>https://facebook.com/mateusz.parchem</text:p>
          </table:table-cell>
          <table:table-cell/>
          <table:table-cell office:value-type="string">
            <text:p>LapThrophy</text:p>
          </table:table-cell>
          <table:table-cell office:value-type="string">
            <text:p>https://www.laptrophy.com/sessions/vjKZsW</text:p>
          </table:table-cell>
          <table:table-cell office:value-type="string">
            <text:p>KTM SD 990</text:p>
          </table:table-cell>
          <table:table-cell office:value-type="string">
            <text:p>Naked</text:p>
          </table:table-cell>
          <table:table-cell office:value-type="string">
            <text:p>Pirelli SuperCorsa SP</text:p>
          </table:table-cell>
          <table:table-cell table:style-name="Default" office:value-type="string">
            <text:p>25.08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adek Witkowski</text:p>
          </table:table-cell>
          <table:table-cell/>
          <table:table-cell office:value-type="float" office:value="44.83">
            <text:p>44,83</text:p>
          </table:table-cell>
          <table:table-cell/>
          <table:table-cell office:value-type="string">
            <text:p>https://facebook.com/radek.witkowski.90</text:p>
          </table:table-cell>
          <table:table-cell/>
          <table:table-cell office:value-type="string">
            <text:p>RaceChrono</text:p>
          </table:table-cell>
          <table:table-cell/>
          <table:table-cell office:value-type="string">
            <text:p>Yamaha Thunderace - 1996 "babcia"</text:p>
          </table:table-cell>
          <table:table-cell office:value-type="string">
            <text:p>Sport</text:p>
          </table:table-cell>
          <table:table-cell office:value-type="string">
            <text:p>Pirelli Diablo SuperCorsa v2</text:p>
          </table:table-cell>
          <table:table-cell table:style-name="Default" office:value-type="string">
            <text:p>17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Wesy#84</text:p>
          </table:table-cell>
          <table:table-cell/>
          <table:table-cell office:value-type="float" office:value="44.89">
            <text:p>44,89</text:p>
          </table:table-cell>
          <table:table-cell table:number-columns-repeated="2"/>
          <table:table-cell office:value-type="string">
            <text:p>https://www.youtube.com/watch?v=kKTiMn7LqJ8</text:p>
          </table:table-cell>
          <table:table-cell office:value-type="string">
            <text:p>LapTimer</text:p>
          </table:table-cell>
          <table:table-cell/>
          <table:table-cell office:value-type="string">
            <text:p>Suzuki GSX-R 600 K9</text:p>
          </table:table-cell>
          <table:table-cell office:value-type="string">
            <text:p>Sport</text:p>
          </table:table-cell>
          <table:table-cell/>
          <table:table-cell table:style-name="Default" office:value-type="string">
            <text:p>16.09.2018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rzemo84Pila</text:p>
          </table:table-cell>
          <table:table-cell/>
          <table:table-cell office:value-type="float" office:value="44.91">
            <text:p>44,91</text:p>
          </table:table-cell>
          <table:table-cell office:value-type="string">
            <text:p>https://instagram.com/przemo84pila</text:p>
          </table:table-cell>
          <table:table-cell table:number-columns-repeated="2"/>
          <table:table-cell office:value-type="string">
            <text:p>Starlane</text:p>
          </table:table-cell>
          <table:table-cell/>
          <table:table-cell office:value-type="string">
            <text:p>Suzuki GSX-R 600</text:p>
          </table:table-cell>
          <table:table-cell office:value-type="string">
            <text:p>Sport</text:p>
          </table:table-cell>
          <table:table-cell office:value-type="string">
            <text:p>Pirreli SuperBike SC2, Metzeler TD Slick</text:p>
          </table:table-cell>
          <table:table-cell table:style-name="Default" office:value-type="string">
            <text:p>02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iotrSy</text:p>
          </table:table-cell>
          <table:table-cell/>
          <table:table-cell office:value-type="float" office:value="44.94">
            <text:p>44,94</text:p>
          </table:table-cell>
          <table:table-cell/>
          <table:table-cell office:value-type="string">
            <text:p>https://facebook.com/piotrsyy</text:p>
          </table:table-cell>
          <table:table-cell/>
          <table:table-cell office:value-type="string">
            <text:p>RaceChrono</text:p>
          </table:table-cell>
          <table:table-cell/>
          <table:table-cell office:value-type="string">
            <text:p>Kawasaki Ninja 300</text:p>
          </table:table-cell>
          <table:table-cell office:value-type="string">
            <text:p>Sport</text:p>
          </table:table-cell>
          <table:table-cell office:value-type="string">
            <text:p>Pirelli SuperCorsa</text:p>
          </table:table-cell>
          <table:table-cell table:style-name="Default" office:value-type="string">
            <text:p>08.09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nk</text:p>
          </table:table-cell>
          <table:table-cell/>
          <table:table-cell office:value-type="float" office:value="45.09">
            <text:p>45,09</text:p>
          </table:table-cell>
          <table:table-cell office:value-type="string">
            <text:p>https://instagram.com/cnk.moto</text:p>
          </table:table-cell>
          <table:table-cell/>
          <table:table-cell office:value-type="string">
            <text:p>https://www.youtube.com/watch?v=zdm_jxXtNu0</text:p>
          </table:table-cell>
          <table:table-cell office:value-type="string">
            <text:p>Dragy</text:p>
          </table:table-cell>
          <table:table-cell/>
          <table:table-cell office:value-type="string">
            <text:p>Triumph Street Triple 765 RS</text:p>
          </table:table-cell>
          <table:table-cell office:value-type="string">
            <text:p>Naked</text:p>
          </table:table-cell>
          <table:table-cell/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eszek Marek Grzybek</text:p>
          </table:table-cell>
          <table:table-cell/>
          <table:table-cell office:value-type="float" office:value="45.44">
            <text:p>45,44</text:p>
          </table:table-cell>
          <table:table-cell office:value-type="string">
            <text:p>https://instagram.com/szybkii93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Suzuki SV 650</text:p>
          </table:table-cell>
          <table:table-cell office:value-type="string">
            <text:p>Naked</text:p>
          </table:table-cell>
          <table:table-cell office:value-type="string">
            <text:p>D212 GP Pro + SuperCorsa SC2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TRII</text:p>
          </table:table-cell>
          <table:table-cell/>
          <table:table-cell office:value-type="float" office:value="45.5">
            <text:p>45,5</text:p>
          </table:table-cell>
          <table:table-cell table:number-columns-repeated="2"/>
          <table:table-cell office:value-type="string">
            <text:p>https://www.youtube.com/watch?v=N-f5eo0UgVc</text:p>
          </table:table-cell>
          <table:table-cell office:value-type="string">
            <text:p>N/A</text:p>
          </table:table-cell>
          <table:table-cell/>
          <table:table-cell office:value-type="string">
            <text:p>Suzuki GSX-R 600 K4</text:p>
          </table:table-cell>
          <table:table-cell office:value-type="string">
            <text:p>Sport</text:p>
          </table:table-cell>
          <table:table-cell office:value-type="string">
            <text:p>Dunlop Sportsmart TT</text:p>
          </table:table-cell>
          <table:table-cell table:style-name="Default" office:value-type="string">
            <text:p>15.09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ichał „Machu” Mach</text:p>
          </table:table-cell>
          <table:table-cell/>
          <table:table-cell office:value-type="float" office:value="45.72">
            <text:p>45,72</text:p>
          </table:table-cell>
          <table:table-cell office:value-type="string">
            <text:p>https://instagram.com/mikemachu</text:p>
          </table:table-cell>
          <table:table-cell table:number-columns-repeated="2"/>
          <table:table-cell office:value-type="string">
            <text:p>RaceBox</text:p>
          </table:table-cell>
          <table:table-cell/>
          <table:table-cell office:value-type="string">
            <text:p>Triumph Street Triple 1200 RS</text:p>
          </table:table-cell>
          <table:table-cell office:value-type="string">
            <text:p>Naked</text:p>
          </table:table-cell>
          <table:table-cell office:value-type="string">
            <text:p>Pirelli Rosso IV Corsa</text:p>
          </table:table-cell>
          <table:table-cell table:style-name="Default" office:value-type="string">
            <text:p>06.09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aniele</text:p>
          </table:table-cell>
          <table:table-cell office:value-type="string">
            <text:p>Hot Head Bikers</text:p>
          </table:table-cell>
          <table:table-cell office:value-type="float" office:value="45.82">
            <text:p>45,82</text:p>
          </table:table-cell>
          <table:table-cell office:value-type="string">
            <text:p>https://instagram.com/dparodi72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Kawasaki ZX10R 2006</text:p>
          </table:table-cell>
          <table:table-cell office:value-type="string">
            <text:p>Sport</text:p>
          </table:table-cell>
          <table:table-cell office:value-type="string">
            <text:p>Dunlop 212 &amp; <text:s/>RaceTrack K3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omer</text:p>
          </table:table-cell>
          <table:table-cell office:value-type="string">
            <text:p>Hot Head Bikers</text:p>
          </table:table-cell>
          <table:table-cell office:value-type="float" office:value="45.86">
            <text:p>45,86</text:p>
          </table:table-cell>
          <table:table-cell office:value-type="string">
            <text:p>https://instagram.com/womer_1k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Honda CBR 1000 RR-SP</text:p>
          </table:table-cell>
          <table:table-cell office:value-type="string">
            <text:p>Sport</text:p>
          </table:table-cell>
          <table:table-cell office:value-type="string">
            <text:p>Diablo Rosso Corsa 4</text:p>
          </table:table-cell>
          <table:table-cell table:style-name="Default" office:value-type="string">
            <text:p>04.09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omer</text:p>
          </table:table-cell>
          <table:table-cell office:value-type="string">
            <text:p>Hot Head Bikers</text:p>
          </table:table-cell>
          <table:table-cell office:value-type="float" office:value="47.97">
            <text:p>47,97</text:p>
          </table:table-cell>
          <table:table-cell office:value-type="string">
            <text:p>https://instagram.com/womer_1k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Honda Fireblade SC59</text:p>
          </table:table-cell>
          <table:table-cell office:value-type="string">
            <text:p>Sport</text:p>
          </table:table-cell>
          <table:table-cell office:value-type="string">
            <text:p>S22</text:p>
          </table:table-cell>
          <table:table-cell office:value-type="date" office:date-value="2022-01-01">
            <text:p>1.01.2022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Lukasz Wieczorek</text:p>
          </table:table-cell>
          <table:table-cell/>
          <table:table-cell office:value-type="float" office:value="45.96">
            <text:p>45,96</text:p>
          </table:table-cell>
          <table:table-cell/>
          <table:table-cell office:value-type="string">
            <text:p>https://facebook.com/hondaplaza</text:p>
          </table:table-cell>
          <table:table-cell office:value-type="string">
            <text:p>https://www.youtube.com/watch?v=TG_MpTk0tcI</text:p>
          </table:table-cell>
          <table:table-cell office:value-type="string">
            <text:p>LP-Cheetah</text:p>
          </table:table-cell>
          <table:table-cell/>
          <table:table-cell office:value-type="string">
            <text:p>Honda CBR 250R 2016</text:p>
          </table:table-cell>
          <table:table-cell office:value-type="string">
            <text:p>Sport</text:p>
          </table:table-cell>
          <table:table-cell/>
          <table:table-cell table:style-name="Default" office:value-type="string">
            <text:p>23.07.2016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max_s3</text:p>
          </table:table-cell>
          <table:table-cell/>
          <table:table-cell office:value-type="float" office:value="45.67">
            <text:p>45,67</text:p>
          </table:table-cell>
          <table:table-cell office:value-type="string">
            <text:p>https://instagram.com/imax_s3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Aprilia tuono v4 1100</text:p>
          </table:table-cell>
          <table:table-cell office:value-type="string">
            <text:p>Naked</text:p>
          </table:table-cell>
          <table:table-cell office:value-type="string">
            <text:p>Pirelli Diablo Rosso IV</text:p>
          </table:table-cell>
          <table:table-cell table:style-name="Default" office:value-type="string">
            <text:p>17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Desmomati</text:p>
          </table:table-cell>
          <table:table-cell office:value-type="string">
            <text:p>Hot Head Bikers</text:p>
          </table:table-cell>
          <table:table-cell office:value-type="float" office:value="46.12">
            <text:p>46,12</text:p>
          </table:table-cell>
          <table:table-cell office:value-type="string">
            <text:p>https://instagram.com/desmomati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Ducati Panigale V4R</text:p>
          </table:table-cell>
          <table:table-cell office:value-type="string">
            <text:p>Sport</text:p>
          </table:table-cell>
          <table:table-cell office:value-type="string">
            <text:p>Pirelli SuperCorsa SP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dam</text:p>
          </table:table-cell>
          <table:table-cell office:value-type="string">
            <text:p>Hot Head Bikers</text:p>
          </table:table-cell>
          <table:table-cell office:value-type="float" office:value="46.18">
            <text:p>46,18</text:p>
          </table:table-cell>
          <table:table-cell office:value-type="string">
            <text:p>https://instagram.com/adas_r1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Yamaha R1 RN32 - 2016</text:p>
          </table:table-cell>
          <table:table-cell office:value-type="string">
            <text:p>Sport</text:p>
          </table:table-cell>
          <table:table-cell office:value-type="string">
            <text:p>S22</text:p>
          </table:table-cell>
          <table:table-cell office:value-type="date" office:date-value="2022-01-01">
            <text:p>1.01.2022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rek</text:p>
          </table:table-cell>
          <table:table-cell/>
          <table:table-cell office:value-type="float" office:value="46.38">
            <text:p>46,38</text:p>
          </table:table-cell>
          <table:table-cell/>
          <table:table-cell office:value-type="string">
            <text:p>https://facebook.com/fejkowy.fejk.50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KTM Duke 790</text:p>
          </table:table-cell>
          <table:table-cell office:value-type="string">
            <text:p>Naked</text:p>
          </table:table-cell>
          <table:table-cell office:value-type="string">
            <text:p>S22+S23</text:p>
          </table:table-cell>
          <table:table-cell table:style-name="Default" office:value-type="string">
            <text:p>03.09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teusz Karpiński</text:p>
          </table:table-cell>
          <table:table-cell/>
          <table:table-cell office:value-type="float" office:value="46.41">
            <text:p>46,41</text:p>
          </table:table-cell>
          <table:table-cell office:value-type="string">
            <text:p>https://instagram.com/motogyver</text:p>
          </table:table-cell>
          <table:table-cell/>
          <table:table-cell office:value-type="string">
            <text:p>https://www.youtube.com/watch?v=Rk9mtODkO1Y</text:p>
          </table:table-cell>
          <table:table-cell office:value-type="string">
            <text:p>RaceChrono</text:p>
          </table:table-cell>
          <table:table-cell/>
          <table:table-cell office:value-type="string">
            <text:p>Honda Hornet cb 600f pc36</text:p>
          </table:table-cell>
          <table:table-cell office:value-type="string">
            <text:p>Naked</text:p>
          </table:table-cell>
          <table:table-cell office:value-type="string">
            <text:p>Michelin Power Cup 2</text:p>
          </table:table-cell>
          <table:table-cell table:style-name="Default" office:value-type="string">
            <text:p>17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ejdi_kuki</text:p>
          </table:table-cell>
          <table:table-cell office:value-type="string">
            <text:p>Hot Head Bikers</text:p>
          </table:table-cell>
          <table:table-cell office:value-type="float" office:value="46.43">
            <text:p>46,43</text:p>
          </table:table-cell>
          <table:table-cell office:value-type="string">
            <text:p>https://instagram.com/lejdi.kuki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Kawasaki ZX6R</text:p>
          </table:table-cell>
          <table:table-cell office:value-type="string">
            <text:p>Sport</text:p>
          </table:table-cell>
          <table:table-cell office:value-type="string">
            <text:p>Dunlop d212</text:p>
          </table:table-cell>
          <table:table-cell table:style-name="Default" office:value-type="string">
            <text:p>24.08.2022</text:p>
          </table:table-cell>
          <table:table-cell office:value-type="string">
            <text:p>TrackSpace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aweł FZ125 GD</text:p>
          </table:table-cell>
          <table:table-cell/>
          <table:table-cell office:value-type="float" office:value="46.56">
            <text:p>46,56</text:p>
          </table:table-cell>
          <table:table-cell office:value-type="string">
            <text:p>https://instagram.com/elodylu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FZ1</text:p>
          </table:table-cell>
          <table:table-cell office:value-type="string">
            <text:p>Naked</text:p>
          </table:table-cell>
          <table:table-cell office:value-type="string">
            <text:p>S22</text:p>
          </table:table-cell>
          <table:table-cell table:style-name="Default" office:value-type="string">
            <text:p>03.07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Kamil_Mal</text:p>
          </table:table-cell>
          <table:table-cell/>
          <table:table-cell office:value-type="float" office:value="46.62">
            <text:p>46,62</text:p>
          </table:table-cell>
          <table:table-cell office:value-type="string">
            <text:p>https://instagram.com/maliniak_765rs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Yamaha R6 RJ05 2003</text:p>
          </table:table-cell>
          <table:table-cell office:value-type="string">
            <text:p>Sport</text:p>
          </table:table-cell>
          <table:table-cell office:value-type="string">
            <text:p>S22</text:p>
          </table:table-cell>
          <table:table-cell table:style-name="Default" office:value-type="string">
            <text:p>04.06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Kamil_Mal</text:p>
          </table:table-cell>
          <table:table-cell/>
          <table:table-cell office:value-type="float" office:value="46.76">
            <text:p>46,76</text:p>
          </table:table-cell>
          <table:table-cell office:value-type="string">
            <text:p>https://instagram.com/maliniak_765rs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Triumph Street Triple 765 RS</text:p>
          </table:table-cell>
          <table:table-cell office:value-type="string">
            <text:p>Sport</text:p>
          </table:table-cell>
          <table:table-cell office:value-type="string">
            <text:p>Pirelli Diablo SuperCorsa V3</text:p>
          </table:table-cell>
          <table:table-cell table:style-name="Default" office:value-type="string">
            <text:p>27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rek Marcinski</text:p>
          </table:table-cell>
          <table:table-cell/>
          <table:table-cell office:value-type="float" office:value="46.73">
            <text:p>46,73</text:p>
          </table:table-cell>
          <table:table-cell/>
          <table:table-cell office:value-type="string">
            <text:p>https://facebook.com/marek.marcinski1</text:p>
          </table:table-cell>
          <table:table-cell office:value-type="string">
            <text:p>https://www.youtube.com/watch?v=0_K1jzgGZp4</text:p>
          </table:table-cell>
          <table:table-cell office:value-type="string">
            <text:p>N/A</text:p>
          </table:table-cell>
          <table:table-cell/>
          <table:table-cell office:value-type="string">
            <text:p>Triumph Street Triple 765 R</text:p>
          </table:table-cell>
          <table:table-cell office:value-type="string">
            <text:p>Naked</text:p>
          </table:table-cell>
          <table:table-cell office:value-type="string">
            <text:p>Pirelli Diablo Rosso Corsa IV</text:p>
          </table:table-cell>
          <table:table-cell table:style-name="Default" office:value-type="string">
            <text:p>31.05.2025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Veloce_Sig</text:p>
          </table:table-cell>
          <table:table-cell office:value-type="string">
            <text:p>Hot Head Bikers</text:p>
          </table:table-cell>
          <table:table-cell office:value-type="float" office:value="46.75">
            <text:p>46,75</text:p>
          </table:table-cell>
          <table:table-cell/>
          <table:table-cell office:value-type="string">
            <text:p>https://facebook.com/tuurboos</text:p>
          </table:table-cell>
          <table:table-cell/>
          <table:table-cell office:value-type="string">
            <text:p>RaceChrono</text:p>
          </table:table-cell>
          <table:table-cell/>
          <table:table-cell office:value-type="string">
            <text:p>Suzuki GSX-R 750 K6 2k06</text:p>
          </table:table-cell>
          <table:table-cell office:value-type="string">
            <text:p>Sport</text:p>
          </table:table-cell>
          <table:table-cell office:value-type="string">
            <text:p>Pirelli SP + Bridgestone rs 10</text:p>
          </table:table-cell>
          <table:table-cell table:style-name="Default" office:value-type="string">
            <text:p>14.08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renergranat</text:p>
          </table:table-cell>
          <table:table-cell/>
          <table:table-cell office:value-type="float" office:value="46.47">
            <text:p>46,47</text:p>
          </table:table-cell>
          <table:table-cell office:value-type="string">
            <text:p>https://instagram.com/monster_sp_ducati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Ducati Monster 937 SP</text:p>
          </table:table-cell>
          <table:table-cell office:value-type="string">
            <text:p>Naked</text:p>
          </table:table-cell>
          <table:table-cell office:value-type="string">
            <text:p>PIRELLI DIABLO SuperCorsa V4 SP</text:p>
          </table:table-cell>
          <table:table-cell table:style-name="Default" office:value-type="string">
            <text:p>27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aciej Furious</text:p>
          </table:table-cell>
          <table:table-cell/>
          <table:table-cell office:value-type="float" office:value="46.9">
            <text:p>46,9</text:p>
          </table:table-cell>
          <table:table-cell table:number-columns-repeated="3"/>
          <table:table-cell office:value-type="string">
            <text:p>RaceBox</text:p>
          </table:table-cell>
          <table:table-cell/>
          <table:table-cell office:value-type="string">
            <text:p>Kawasaki Ninja 300</text:p>
          </table:table-cell>
          <table:table-cell office:value-type="string">
            <text:p>Sport</text:p>
          </table:table-cell>
          <table:table-cell office:value-type="string">
            <text:p>S22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aniel Raczyło</text:p>
          </table:table-cell>
          <table:table-cell/>
          <table:table-cell office:value-type="float" office:value="47.17">
            <text:p>47,17</text:p>
          </table:table-cell>
          <table:table-cell/>
          <table:table-cell office:value-type="string">
            <text:p>https://facebook.com/profile.php?id=100029542363311</text:p>
          </table:table-cell>
          <table:table-cell/>
          <table:table-cell office:value-type="string">
            <text:p>PZRacing</text:p>
          </table:table-cell>
          <table:table-cell/>
          <table:table-cell office:value-type="string">
            <text:p>Yamaha R3</text:p>
          </table:table-cell>
          <table:table-cell office:value-type="string">
            <text:p>Sport</text:p>
          </table:table-cell>
          <table:table-cell office:value-type="string">
            <text:p>S22</text:p>
          </table:table-cell>
          <table:table-cell office:value-type="date" office:date-value="2025-08-08">
            <text:p>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ina_Mloda_1000RR</text:p>
          </table:table-cell>
          <table:table-cell office:value-type="string">
            <text:p>Hot Head Bikers</text:p>
          </table:table-cell>
          <table:table-cell office:value-type="float" office:value="47.47">
            <text:p>47,47</text:p>
          </table:table-cell>
          <table:table-cell office:value-type="string">
            <text:p>https://instagram.com/toskawka93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Bmw 1000RR 2024</text:p>
          </table:table-cell>
          <table:table-cell office:value-type="string">
            <text:p>Sport</text:p>
          </table:table-cell>
          <table:table-cell office:value-type="string">
            <text:p>S22</text:p>
          </table:table-cell>
          <table:table-cell office:value-type="string">
            <text:p>21.07.2024</text:p>
          </table:table-cell>
          <table:table-cell office:value-type="string">
            <text:p>MotoEkipa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Wojtek- HHB</text:p>
          </table:table-cell>
          <table:table-cell/>
          <table:table-cell office:value-type="float" office:value="47.49">
            <text:p>47,49</text:p>
          </table:table-cell>
          <table:table-cell office:value-type="string">
            <text:p>https://instagram.com/superbikebtc</text:p>
          </table:table-cell>
          <table:table-cell table:number-columns-repeated="2"/>
          <table:table-cell office:value-type="string">
            <text:p>RaceBox</text:p>
          </table:table-cell>
          <table:table-cell office:value-type="string">
            <text:p>https://www.racebox.pro/webapp/session/683eca43313c4befcf0b0cd3</text:p>
          </table:table-cell>
          <table:table-cell office:value-type="string">
            <text:p>Suzuki GSX-R 600</text:p>
          </table:table-cell>
          <table:table-cell office:value-type="string">
            <text:p>Sport</text:p>
          </table:table-cell>
          <table:table-cell office:value-type="string">
            <text:p>S22</text:p>
          </table:table-cell>
          <table:table-cell office:value-type="string">
            <text:p>25.07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omasz Byczek</text:p>
          </table:table-cell>
          <table:table-cell office:value-type="string">
            <text:p>Hot Head Bikers</text:p>
          </table:table-cell>
          <table:table-cell office:value-type="float" office:value="47.5">
            <text:p>47,5</text:p>
          </table:table-cell>
          <table:table-cell office:value-type="string">
            <text:p>https://instagram.com/byku_98</text:p>
          </table:table-cell>
          <table:table-cell/>
          <table:table-cell office:value-type="string">
            <text:p>https://www.youtube.com/watch?v=GPy7wa6-2rc</text:p>
          </table:table-cell>
          <table:table-cell office:value-type="string">
            <text:p>RaceChrono</text:p>
          </table:table-cell>
          <table:table-cell/>
          <table:table-cell office:value-type="string">
            <text:p>Triumph Street Triple 1050</text:p>
          </table:table-cell>
          <table:table-cell office:value-type="string">
            <text:p>Naked</text:p>
          </table:table-cell>
          <table:table-cell office:value-type="string">
            <text:p>S22</text:p>
          </table:table-cell>
          <table:table-cell office:value-type="string">
            <text:p>18.08.2024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arcin - olo.scr</text:p>
          </table:table-cell>
          <table:table-cell/>
          <table:table-cell office:value-type="float" office:value="47.5">
            <text:p>47,5</text:p>
          </table:table-cell>
          <table:table-cell office:value-type="string">
            <text:p>https://instagram.com/olo.scr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Ducati Streetfighter V4s</text:p>
          </table:table-cell>
          <table:table-cell office:value-type="string">
            <text:p>Naked</text:p>
          </table:table-cell>
          <table:table-cell office:value-type="string">
            <text:p>Pirelli Supercorsa V4</text:p>
          </table:table-cell>
          <table:table-cell office:value-type="string">
            <text:p>20.07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Wojtek #251</text:p>
          </table:table-cell>
          <table:table-cell/>
          <table:table-cell office:value-type="float" office:value="47.51">
            <text:p>47,51</text:p>
          </table:table-cell>
          <table:table-cell office:value-type="string">
            <text:p>https://instagram.com/nixtend_</text:p>
          </table:table-cell>
          <table:table-cell table:number-columns-repeated="2"/>
          <table:table-cell office:value-type="string">
            <text:p>RaceBox</text:p>
          </table:table-cell>
          <table:table-cell office:value-type="string">
            <text:p>https://www.racebox.pro/webapp/session/68a5ee848762225130e40d8d</text:p>
          </table:table-cell>
          <table:table-cell office:value-type="string">
            <text:p>YCF 150 SM</text:p>
          </table:table-cell>
          <table:table-cell office:value-type="string">
            <text:p>PitBike</text:p>
          </table:table-cell>
          <table:table-cell office:value-type="string">
            <text:p>PMT SOFT</text:p>
          </table:table-cell>
          <table:table-cell office:value-type="string">
            <text:p>20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arek Boczula</text:p>
          </table:table-cell>
          <table:table-cell/>
          <table:table-cell office:value-type="float" office:value="47.66">
            <text:p>47,66</text:p>
          </table:table-cell>
          <table:table-cell office:value-type="string">
            <text:p>https://instagram.com/marek.boczula</text:p>
          </table:table-cell>
          <table:table-cell table:number-columns-repeated="2"/>
          <table:table-cell office:value-type="string">
            <text:p>LapThrophy</text:p>
          </table:table-cell>
          <table:table-cell office:value-type="string">
            <text:p>https://www.laptrophy.com/sessions/Pu3pH7</text:p>
          </table:table-cell>
          <table:table-cell office:value-type="string">
            <text:p>Ducati Streetfighter V4s</text:p>
          </table:table-cell>
          <table:table-cell office:value-type="string">
            <text:p>Naked</text:p>
          </table:table-cell>
          <table:table-cell office:value-type="string">
            <text:p>Pirelli Diablo Rosso Corsa II</text:p>
          </table:table-cell>
          <table:table-cell office:value-type="string">
            <text:p>14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Dawid Roda</text:p>
          </table:table-cell>
          <table:table-cell/>
          <table:table-cell office:value-type="float" office:value="47.8">
            <text:p>47,8</text:p>
          </table:table-cell>
          <table:table-cell table:number-columns-repeated="2"/>
          <table:table-cell office:value-type="string">
            <text:p>https://www.youtube.com/watch?v=etejhe2I4OQ</text:p>
          </table:table-cell>
          <table:table-cell office:value-type="string">
            <text:p>RaceChrono</text:p>
          </table:table-cell>
          <table:table-cell table:number-columns-repeated="2"/>
          <table:table-cell office:value-type="string">
            <text:p>PitBike</text:p>
          </table:table-cell>
          <table:table-cell/>
          <table:table-cell office:value-type="string">
            <text:p>23.05.2022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iratJerry(954 Fireblade)GA</text:p>
          </table:table-cell>
          <table:table-cell/>
          <table:table-cell office:value-type="float" office:value="46.84">
            <text:p>46,84</text:p>
          </table:table-cell>
          <table:table-cell office:value-type="string">
            <text:p>https://instagram.com/jerry.fireblade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Honda CBR 1000 sc57 2005</text:p>
          </table:table-cell>
          <table:table-cell office:value-type="string">
            <text:p>Sport</text:p>
          </table:table-cell>
          <table:table-cell office:value-type="string">
            <text:p>S22</text:p>
          </table:table-cell>
          <table:table-cell office:value-type="string">
            <text:p>13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iotr Woronowicz</text:p>
          </table:table-cell>
          <table:table-cell/>
          <table:table-cell office:value-type="float" office:value="47.91">
            <text:p>47,91</text:p>
          </table:table-cell>
          <table:table-cell office:value-type="string">
            <text:p>https://instagram.com/woronowicz.p</text:p>
          </table:table-cell>
          <table:table-cell/>
          <table:table-cell office:value-type="string">
            <text:p>https://www.youtube.com/watch?v=j-Dms7XyWuA</text:p>
          </table:table-cell>
          <table:table-cell office:value-type="string">
            <text:p>RaceBox</text:p>
          </table:table-cell>
          <table:table-cell/>
          <table:table-cell office:value-type="string">
            <text:p>YCF K150 SM</text:p>
          </table:table-cell>
          <table:table-cell office:value-type="string">
            <text:p>PitBike</text:p>
          </table:table-cell>
          <table:table-cell office:value-type="string">
            <text:p>PMT Soft</text:p>
          </table:table-cell>
          <table:table-cell office:value-type="string">
            <text:p>20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ati [MT07] Rumia</text:p>
          </table:table-cell>
          <table:table-cell/>
          <table:table-cell office:value-type="float" office:value="47.89">
            <text:p>47,89</text:p>
          </table:table-cell>
          <table:table-cell office:value-type="string">
            <text:p>https://instagram.com/moto_angry_girl</text:p>
          </table:table-cell>
          <table:table-cell table:number-columns-repeated="2"/>
          <table:table-cell office:value-type="string">
            <text:p>LapThrophy</text:p>
          </table:table-cell>
          <table:table-cell office:value-type="string">
            <text:p>https://www.laptrophy.com/sessions/2nsoNH</text:p>
          </table:table-cell>
          <table:table-cell office:value-type="string">
            <text:p>Yamaha MT07</text:p>
          </table:table-cell>
          <table:table-cell office:value-type="string">
            <text:p>Naked</text:p>
          </table:table-cell>
          <table:table-cell office:value-type="string">
            <text:p>S22</text:p>
          </table:table-cell>
          <table:table-cell office:value-type="string">
            <text:p>03.09.2025</text:p>
          </table:table-cell>
          <table:table-cell office:value-type="string">
            <text:p>MotoEkipa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Ladydriver_GSX-R</text:p>
          </table:table-cell>
          <table:table-cell/>
          <table:table-cell office:value-type="float" office:value="47.95">
            <text:p>47,95</text:p>
          </table:table-cell>
          <table:table-cell office:value-type="string">
            <text:p>https://instagram.com/ladydriver_GSX-R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Suzuki GSX-R 750</text:p>
          </table:table-cell>
          <table:table-cell office:value-type="string">
            <text:p>Sport</text:p>
          </table:table-cell>
          <table:table-cell office:value-type="string">
            <text:p>Pirelli Diablo Rosso IV Corsa</text:p>
          </table:table-cell>
          <table:table-cell office:value-type="string">
            <text:p>13.08.2025</text:p>
          </table:table-cell>
          <table:table-cell office:value-type="string">
            <text:p>TrackSpace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zymon Schewe</text:p>
          </table:table-cell>
          <table:table-cell/>
          <table:table-cell office:value-type="float" office:value="48.04">
            <text:p>48,04</text:p>
          </table:table-cell>
          <table:table-cell/>
          <table:table-cell office:value-type="string">
            <text:p>https://facebook.com/szymon.schewe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Yamaha R1</text:p>
          </table:table-cell>
          <table:table-cell office:value-type="string">
            <text:p>Sport</text:p>
          </table:table-cell>
          <table:table-cell office:value-type="string">
            <text:p>S22</text:p>
          </table:table-cell>
          <table:table-cell office:value-type="string">
            <text:p>22.09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ichał /Dziadek Z 750 Gdańsk</text:p>
          </table:table-cell>
          <table:table-cell/>
          <table:table-cell office:value-type="float" office:value="47.97">
            <text:p>47,97</text:p>
          </table:table-cell>
          <table:table-cell/>
          <table:table-cell office:value-type="string">
            <text:p>https://facebook.com/michal.starosz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Kawasaki Z750</text:p>
          </table:table-cell>
          <table:table-cell office:value-type="string">
            <text:p>Naked</text:p>
          </table:table-cell>
          <table:table-cell office:value-type="string">
            <text:p>S22</text:p>
          </table:table-cell>
          <table:table-cell office:value-type="string">
            <text:p>27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arek Janikowski</text:p>
          </table:table-cell>
          <table:table-cell/>
          <table:table-cell office:value-type="float" office:value="48.3">
            <text:p>48,3</text:p>
          </table:table-cell>
          <table:table-cell table:number-columns-repeated="2"/>
          <table:table-cell office:value-type="string">
            <text:p>https://www.youtube.com/watch?v=R6DwZpXyc0c</text:p>
          </table:table-cell>
          <table:table-cell office:value-type="string">
            <text:p>N/A</text:p>
          </table:table-cell>
          <table:table-cell/>
          <table:table-cell office:value-type="string">
            <text:p>MRF 13HP</text:p>
          </table:table-cell>
          <table:table-cell office:value-type="string">
            <text:p>PitBike</text:p>
          </table:table-cell>
          <table:table-cell/>
          <table:table-cell office:value-type="string">
            <text:p>01.07.2019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teusz Muchlado</text:p>
          </table:table-cell>
          <table:table-cell/>
          <table:table-cell office:value-type="float" office:value="48.49">
            <text:p>48,49</text:p>
          </table:table-cell>
          <table:table-cell/>
          <table:table-cell office:value-type="string">
            <text:p>https://facebook.com/mateusz.muchlado.5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8962592365a59e829aee2e1</text:p>
          </table:table-cell>
          <table:table-cell office:value-type="string">
            <text:p>Triumph Street Triple 765 RS</text:p>
          </table:table-cell>
          <table:table-cell office:value-type="string">
            <text:p>Naked</text:p>
          </table:table-cell>
          <table:table-cell office:value-type="string">
            <text:p>S23</text:p>
          </table:table-cell>
          <table:table-cell office:value-type="string">
            <text:p>0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rcin Sleziak</text:p>
          </table:table-cell>
          <table:table-cell/>
          <table:table-cell office:value-type="float" office:value="48.55">
            <text:p>48,55</text:p>
          </table:table-cell>
          <table:table-cell table:number-columns-repeated="2"/>
          <table:table-cell office:value-type="string">
            <text:p>https://www.youtube.com/watch?v=mtZYhxPiyCU</text:p>
          </table:table-cell>
          <table:table-cell office:value-type="string">
            <text:p>RaceChrono</text:p>
          </table:table-cell>
          <table:table-cell/>
          <table:table-cell office:value-type="string">
            <text:p>MRF 130 SM</text:p>
          </table:table-cell>
          <table:table-cell office:value-type="string">
            <text:p>PitBike</text:p>
          </table:table-cell>
          <table:table-cell office:value-type="string">
            <text:p>Mitas, soft, tyl medium</text:p>
          </table:table-cell>
          <table:table-cell office:value-type="string">
            <text:p>31.05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Tredzio</text:p>
          </table:table-cell>
          <table:table-cell/>
          <table:table-cell office:value-type="float" office:value="48.01">
            <text:p>48,01</text:p>
          </table:table-cell>
          <table:table-cell office:value-type="string">
            <text:p>https://instagram.com/tredziu_01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MRF 140 SM</text:p>
          </table:table-cell>
          <table:table-cell office:value-type="string">
            <text:p>PitBike</text:p>
          </table:table-cell>
          <table:table-cell/>
          <table:table-cell office:value-type="string">
            <text:p>14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OCZKO</text:p>
          </table:table-cell>
          <table:table-cell office:value-type="string">
            <text:p>Hot Head Bikers</text:p>
          </table:table-cell>
          <table:table-cell office:value-type="float" office:value="48.77">
            <text:p>48,77</text:p>
          </table:table-cell>
          <table:table-cell/>
          <table:table-cell office:value-type="string">
            <text:p>https://facebook.com/G0OCZKO</text:p>
          </table:table-cell>
          <table:table-cell office:value-type="string">
            <text:p>https://www.youtube.com/watch?v=JJBhTNXK2pM</text:p>
          </table:table-cell>
          <table:table-cell office:value-type="string">
            <text:p>LapThrophy</text:p>
          </table:table-cell>
          <table:table-cell office:value-type="string">
            <text:p>https://www.laptrophy.com/sessions/pBpXcM</text:p>
          </table:table-cell>
          <table:table-cell office:value-type="string">
            <text:p>Honda CB650 R</text:p>
          </table:table-cell>
          <table:table-cell office:value-type="string">
            <text:p>Naked</text:p>
          </table:table-cell>
          <table:table-cell office:value-type="string">
            <text:p>S23</text:p>
          </table:table-cell>
          <table:table-cell office:value-type="string">
            <text:p>09.08.2024</text:p>
          </table:table-cell>
          <table:table-cell office:value-type="string">
            <text:p>NaKolani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teusz Wrona</text:p>
          </table:table-cell>
          <table:table-cell/>
          <table:table-cell office:value-type="float" office:value="48.85">
            <text:p>48,85</text:p>
          </table:table-cell>
          <table:table-cell office:value-type="string">
            <text:p>https://instagram.com/maxiorsky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KTM SuperDuke 1290 GT</text:p>
          </table:table-cell>
          <table:table-cell office:value-type="string">
            <text:p>Touring</text:p>
          </table:table-cell>
          <table:table-cell office:value-type="string">
            <text:p>Pirelli Diablo Corsa IV</text:p>
          </table:table-cell>
          <table:table-cell office:value-type="string">
            <text:p>09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Inmatefrompl</text:p>
          </table:table-cell>
          <table:table-cell/>
          <table:table-cell office:value-type="float" office:value="49">
            <text:p>49</text:p>
          </table:table-cell>
          <table:table-cell table:number-columns-repeated="2"/>
          <table:table-cell office:value-type="string">
            <text:p>https://www.youtube.com/watch?v=YyVmTd5NrWU</text:p>
          </table:table-cell>
          <table:table-cell office:value-type="string">
            <text:p>N/A</text:p>
          </table:table-cell>
          <table:table-cell/>
          <table:table-cell office:value-type="string">
            <text:p>Honda Hornet 600</text:p>
          </table:table-cell>
          <table:table-cell office:value-type="string">
            <text:p>Naked</text:p>
          </table:table-cell>
          <table:table-cell/>
          <table:table-cell office:value-type="string">
            <text:p>18.09.2020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rek Marco Orłowski</text:p>
          </table:table-cell>
          <table:table-cell/>
          <table:table-cell office:value-type="float" office:value="49.08">
            <text:p>49,08</text:p>
          </table:table-cell>
          <table:table-cell/>
          <table:table-cell office:value-type="string">
            <text:p>https://facebook.com/profile.php?id=100001135339340</text:p>
          </table:table-cell>
          <table:table-cell/>
          <table:table-cell office:value-type="string">
            <text:p>RaceChrono</text:p>
          </table:table-cell>
          <table:table-cell/>
          <table:table-cell office:value-type="string">
            <text:p>Suzuki GSX-R 600</text:p>
          </table:table-cell>
          <table:table-cell office:value-type="string">
            <text:p>Sport</text:p>
          </table:table-cell>
          <table:table-cell office:value-type="string">
            <text:p>Metzeler M9RR</text:p>
          </table:table-cell>
          <table:table-cell office:value-type="string">
            <text:p>18.08.2024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Bartoszbeny_</text:p>
          </table:table-cell>
          <table:table-cell/>
          <table:table-cell office:value-type="float" office:value="49.37">
            <text:p>49,37</text:p>
          </table:table-cell>
          <table:table-cell office:value-type="string">
            <text:p>https://instagram.com/bartoszbeny_</text:p>
          </table:table-cell>
          <table:table-cell table:number-columns-repeated="2"/>
          <table:table-cell office:value-type="string">
            <text:p>LapThrophy</text:p>
          </table:table-cell>
          <table:table-cell table:number-columns-repeated="4"/>
          <table:table-cell office:value-type="string">
            <text:p>08.09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Konrad Bocian</text:p>
          </table:table-cell>
          <table:table-cell/>
          <table:table-cell office:value-type="float" office:value="49.43">
            <text:p>49,43</text:p>
          </table:table-cell>
          <table:table-cell office:value-type="string">
            <text:p>https://instagram.com/thunder_stork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R6</text:p>
          </table:table-cell>
          <table:table-cell office:value-type="string">
            <text:p>Sport</text:p>
          </table:table-cell>
          <table:table-cell office:value-type="string">
            <text:p>Metzeler Sportec M9 RR</text:p>
          </table:table-cell>
          <table:table-cell office:value-type="string">
            <text:p>08.09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Jakub Chwastek</text:p>
          </table:table-cell>
          <table:table-cell/>
          <table:table-cell office:value-type="float" office:value="49.65">
            <text:p>49,65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KTM Duke 690</text:p>
          </table:table-cell>
          <table:table-cell office:value-type="string">
            <text:p>Naked</text:p>
          </table:table-cell>
          <table:table-cell office:value-type="string">
            <text:p>Metzeler Sportec M5</text:p>
          </table:table-cell>
          <table:table-cell office:value-type="string">
            <text:p>14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Mateusz GSR750 GD</text:p>
          </table:table-cell>
          <table:table-cell/>
          <table:table-cell office:value-type="float" office:value="49.74">
            <text:p>49,74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Suzuki GSR 750</text:p>
          </table:table-cell>
          <table:table-cell office:value-type="string">
            <text:p>Naked</text:p>
          </table:table-cell>
          <table:table-cell office:value-type="string">
            <text:p>Dunlop gpr300</text:p>
          </table:table-cell>
          <table:table-cell office:value-type="string">
            <text:p>29.06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BarKop</text:p>
          </table:table-cell>
          <table:table-cell/>
          <table:table-cell office:value-type="float" office:value="49.98">
            <text:p>49,98</text:p>
          </table:table-cell>
          <table:table-cell/>
          <table:table-cell office:value-type="string">
            <text:p>https://facebook.com/bartek.kopczynski.3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Triumph Street Triple 675</text:p>
          </table:table-cell>
          <table:table-cell office:value-type="string">
            <text:p>Naked</text:p>
          </table:table-cell>
          <table:table-cell office:value-type="string">
            <text:p>S21</text:p>
          </table:table-cell>
          <table:table-cell office:value-type="string">
            <text:p>09.08.2024</text:p>
          </table:table-cell>
          <table:table-cell office:value-type="string">
            <text:p>NaKolani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twojstarysolibudyn</text:p>
          </table:table-cell>
          <table:table-cell/>
          <table:table-cell office:value-type="float" office:value="49.98">
            <text:p>49,98</text:p>
          </table:table-cell>
          <table:table-cell office:value-type="string">
            <text:p>https://instagram.com/twojstarysolibudyn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Suzuki GSX-S 1000</text:p>
          </table:table-cell>
          <table:table-cell office:value-type="string">
            <text:p>Naked</text:p>
          </table:table-cell>
          <table:table-cell office:value-type="string">
            <text:p>S22</text:p>
          </table:table-cell>
          <table:table-cell office:value-type="string">
            <text:p>06.07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tasienK0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string">
            <text:p>https://www.youtube.com/watch?v=zlr0jZPrAj0</text:p>
          </table:table-cell>
          <table:table-cell office:value-type="string">
            <text:p>N/A</text:p>
          </table:table-cell>
          <table:table-cell table:number-columns-repeated="2"/>
          <table:table-cell office:value-type="string">
            <text:p>Sport</text:p>
          </table:table-cell>
          <table:table-cell/>
          <table:table-cell office:value-type="string">
            <text:p>24.04.2022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eba</text:p>
          </table:table-cell>
          <table:table-cell office:value-type="string">
            <text:p>Hot Head Bikers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https://facebook.com/sebastian.gajda.92775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Honda CBR 1000 - 954</text:p>
          </table:table-cell>
          <table:table-cell office:value-type="string">
            <text:p>Sport</text:p>
          </table:table-cell>
          <table:table-cell office:value-type="string">
            <text:p>S21</text:p>
          </table:table-cell>
          <table:table-cell office:value-type="string">
            <text:p>05.06.2023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ajkel - Michał Dembowski</text:p>
          </table:table-cell>
          <table:table-cell/>
          <table:table-cell office:value-type="float" office:value="50.1">
            <text:p>50,1</text:p>
          </table:table-cell>
          <table:table-cell/>
          <table:table-cell office:value-type="string">
            <text:p>https://facebook.com/profile.php?id=100001361930125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Suzuki GSX-8R</text:p>
          </table:table-cell>
          <table:table-cell office:value-type="string">
            <text:p>Sport</text:p>
          </table:table-cell>
          <table:table-cell office:value-type="string">
            <text:p>DUNLOP SPORTMAX ROADSPORT 2</text:p>
          </table:table-cell>
          <table:table-cell office:value-type="string">
            <text:p>0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Kacper Malecki</text:p>
          </table:table-cell>
          <table:table-cell/>
          <table:table-cell office:value-type="float" office:value="50.11">
            <text:p>50,11</text:p>
          </table:table-cell>
          <table:table-cell table:number-columns-repeated="2"/>
          <table:table-cell office:value-type="string">
            <text:p>https://www.youtube.com/watch?v=jpMLFT5rWFQ</text:p>
          </table:table-cell>
          <table:table-cell office:value-type="string">
            <text:p>N/A</text:p>
          </table:table-cell>
          <table:table-cell/>
          <table:table-cell office:value-type="string">
            <text:p>Suzuki GSX-R 750</text:p>
          </table:table-cell>
          <table:table-cell office:value-type="string">
            <text:p>Sport</text:p>
          </table:table-cell>
          <table:table-cell/>
          <table:table-cell office:value-type="string">
            <text:p>18.08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otocykle</text:p>
          </table:table-cell>
          <table:table-cell/>
          <table:table-cell office:value-type="float" office:value="50.4">
            <text:p>50,4</text:p>
          </table:table-cell>
          <table:table-cell table:number-columns-repeated="2"/>
          <table:table-cell office:value-type="string">
            <text:p>https://www.youtube.com/watch?v=8Cy3ZOiHk_k</text:p>
          </table:table-cell>
          <table:table-cell office:value-type="string">
            <text:p>N/A</text:p>
          </table:table-cell>
          <table:table-cell/>
          <table:table-cell office:value-type="string">
            <text:p>MRF 140 SM</text:p>
          </table:table-cell>
          <table:table-cell office:value-type="string">
            <text:p>PitBike</text:p>
          </table:table-cell>
          <table:table-cell/>
          <table:table-cell office:value-type="string">
            <text:p>24.08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Fluffy GSX-R750 Rotmanka</text:p>
          </table:table-cell>
          <table:table-cell/>
          <table:table-cell office:value-type="float" office:value="50.5">
            <text:p>50,5</text:p>
          </table:table-cell>
          <table:table-cell office:value-type="string">
            <text:p>https://instagram.com/marco.fluffy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Suzuki GSX-R 750</text:p>
          </table:table-cell>
          <table:table-cell office:value-type="string">
            <text:p>Sport</text:p>
          </table:table-cell>
          <table:table-cell office:value-type="string">
            <text:p>S22</text:p>
          </table:table-cell>
          <table:table-cell office:value-type="string">
            <text:p>29.06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Emil_Uciekinier</text:p>
          </table:table-cell>
          <table:table-cell/>
          <table:table-cell office:value-type="float" office:value="50.83">
            <text:p>50,83</text:p>
          </table:table-cell>
          <table:table-cell office:value-type="string">
            <text:p>https://instagram.com/emilh2r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Kawasaki Ninja ZX10R</text:p>
          </table:table-cell>
          <table:table-cell office:value-type="string">
            <text:p>Sport</text:p>
          </table:table-cell>
          <table:table-cell/>
          <table:table-cell office:value-type="string">
            <text:p>08.09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dam Szuba</text:p>
          </table:table-cell>
          <table:table-cell/>
          <table:table-cell office:value-type="float" office:value="50.99">
            <text:p>50,99</text:p>
          </table:table-cell>
          <table:table-cell/>
          <table:table-cell office:value-type="string">
            <text:p>https://facebook.com/profile.php?id=61551900655271</text:p>
          </table:table-cell>
          <table:table-cell/>
          <table:table-cell office:value-type="string">
            <text:p>3MMRacing App</text:p>
          </table:table-cell>
          <table:table-cell/>
          <table:table-cell office:value-type="string">
            <text:p>Suzuki GSX-R 600</text:p>
          </table:table-cell>
          <table:table-cell office:value-type="string">
            <text:p>Sport</text:p>
          </table:table-cell>
          <table:table-cell office:value-type="string">
            <text:p>Metzeler Racetec TD Slick</text:p>
          </table:table-cell>
          <table:table-cell office:value-type="string">
            <text:p>19.09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zymon_ndg</text:p>
          </table:table-cell>
          <table:table-cell/>
          <table:table-cell office:value-type="float" office:value="51">
            <text:p>51</text:p>
          </table:table-cell>
          <table:table-cell table:number-columns-repeated="2"/>
          <table:table-cell office:value-type="string">
            <text:p>https://www.youtube.com/watch?v=sqgmlAghHsg</text:p>
          </table:table-cell>
          <table:table-cell table:number-columns-repeated="2"/>
          <table:table-cell office:value-type="string">
            <text:p>Kawasaki ninja 250r (14 lat)</text:p>
          </table:table-cell>
          <table:table-cell office:value-type="string">
            <text:p>Sport</text:p>
          </table:table-cell>
          <table:table-cell/>
          <table:table-cell office:value-type="string">
            <text:p>30.08.2023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Typical Seba</text:p>
          </table:table-cell>
          <table:table-cell/>
          <table:table-cell office:value-type="float" office:value="51">
            <text:p>51</text:p>
          </table:table-cell>
          <table:table-cell table:number-columns-repeated="3"/>
          <table:table-cell office:value-type="string">
            <text:p>N/A</text:p>
          </table:table-cell>
          <table:table-cell/>
          <table:table-cell office:value-type="string">
            <text:p>Ducati Monster 1200R</text:p>
          </table:table-cell>
          <table:table-cell office:value-type="string">
            <text:p>Naked</text:p>
          </table:table-cell>
          <table:table-cell/>
          <table:table-cell office:value-type="string">
            <text:p>07.09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Leszke Heszke</text:p>
          </table:table-cell>
          <table:table-cell/>
          <table:table-cell office:value-type="float" office:value="51.29">
            <text:p>51,29</text:p>
          </table:table-cell>
          <table:table-cell office:value-type="string">
            <text:p>https://instagram.com/lesgotob</text:p>
          </table:table-cell>
          <table:table-cell table:number-columns-repeated="2"/>
          <table:table-cell office:value-type="string">
            <text:p>LapThrophy</text:p>
          </table:table-cell>
          <table:table-cell office:value-type="string">
            <text:p>https://www.laptrophy.com/sessions/sWe3OI</text:p>
          </table:table-cell>
          <table:table-cell office:value-type="string">
            <text:p>Kawasaki ZX6R 2008</text:p>
          </table:table-cell>
          <table:table-cell office:value-type="string">
            <text:p>Sport</text:p>
          </table:table-cell>
          <table:table-cell office:value-type="string">
            <text:p>S21</text:p>
          </table:table-cell>
          <table:table-cell office:value-type="string">
            <text:p>27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ateusz Kaczmi Kaczmarek</text:p>
          </table:table-cell>
          <table:table-cell/>
          <table:table-cell office:value-type="float" office:value="51.35">
            <text:p>51,35</text:p>
          </table:table-cell>
          <table:table-cell office:value-type="string">
            <text:p>https://instagram.com/suchykaczmii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FZ1-N</text:p>
          </table:table-cell>
          <table:table-cell office:value-type="string">
            <text:p>Naked</text:p>
          </table:table-cell>
          <table:table-cell office:value-type="string">
            <text:p>Dunlop SportSmart 3</text:p>
          </table:table-cell>
          <table:table-cell office:value-type="string">
            <text:p>03.07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ateusz GSR750 GD</text:p>
          </table:table-cell>
          <table:table-cell/>
          <table:table-cell office:value-type="float" office:value="51.37">
            <text:p>51,37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Suzuki GSR 750</text:p>
          </table:table-cell>
          <table:table-cell office:value-type="string">
            <text:p>Naked</text:p>
          </table:table-cell>
          <table:table-cell office:value-type="string">
            <text:p>Dunlop gpr300</text:p>
          </table:table-cell>
          <table:table-cell office:value-type="string">
            <text:p>05.06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Karol Brzoskowski</text:p>
          </table:table-cell>
          <table:table-cell/>
          <table:table-cell office:value-type="float" office:value="50.41">
            <text:p>50,41</text:p>
          </table:table-cell>
          <table:table-cell/>
          <table:table-cell office:value-type="string">
            <text:p>https://facebook.com/stefan.kowalski.927980</text:p>
          </table:table-cell>
          <table:table-cell/>
          <table:table-cell office:value-type="string">
            <text:p>RaceBox</text:p>
          </table:table-cell>
          <table:table-cell/>
          <table:table-cell office:value-type="string">
            <text:p>MRF 160-R SM</text:p>
          </table:table-cell>
          <table:table-cell office:value-type="string">
            <text:p>PitBike</text:p>
          </table:table-cell>
          <table:table-cell office:value-type="string">
            <text:p>Diablo Rosso Scooter SC</text:p>
          </table:table-cell>
          <table:table-cell office:value-type="string">
            <text:p>07.09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Lukasz_FZ1_Gdansk</text:p>
          </table:table-cell>
          <table:table-cell/>
          <table:table-cell office:value-type="float" office:value="51.64">
            <text:p>51,64</text:p>
          </table:table-cell>
          <table:table-cell/>
          <table:table-cell office:value-type="string">
            <text:p>https://facebook.com/putek.putynkowski</text:p>
          </table:table-cell>
          <table:table-cell/>
          <table:table-cell office:value-type="string">
            <text:p>LapThrophy</text:p>
          </table:table-cell>
          <table:table-cell office:value-type="string">
            <text:p>https://www.laptrophy.com/sessions/QeHqzu</text:p>
          </table:table-cell>
          <table:table-cell office:value-type="string">
            <text:p>Yamaha FZ1</text:p>
          </table:table-cell>
          <table:table-cell office:value-type="string">
            <text:p>Naked</text:p>
          </table:table-cell>
          <table:table-cell office:value-type="string">
            <text:p>S22</text:p>
          </table:table-cell>
          <table:table-cell office:value-type="string">
            <text:p>22.09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iotr Falcon</text:p>
          </table:table-cell>
          <table:table-cell/>
          <table:table-cell office:value-type="float" office:value="51.68">
            <text:p>51,68</text:p>
          </table:table-cell>
          <table:table-cell office:value-type="string">
            <text:p>https://instagram.com/piotrfalcon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MT09 2024</text:p>
          </table:table-cell>
          <table:table-cell office:value-type="string">
            <text:p>Naked</text:p>
          </table:table-cell>
          <table:table-cell office:value-type="string">
            <text:p>S23</text:p>
          </table:table-cell>
          <table:table-cell office:value-type="string">
            <text:p>0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iotr</text:p>
          </table:table-cell>
          <table:table-cell office:value-type="string">
            <text:p>Hot Head Bikers</text:p>
          </table:table-cell>
          <table:table-cell office:value-type="float" office:value="51.99">
            <text:p>51,99</text:p>
          </table:table-cell>
          <table:table-cell/>
          <table:table-cell office:value-type="string">
            <text:p>https://facebook.com/piotr.cieslik.161</text:p>
          </table:table-cell>
          <table:table-cell/>
          <table:table-cell office:value-type="string">
            <text:p>3MMRacing App</text:p>
          </table:table-cell>
          <table:table-cell/>
          <table:table-cell office:value-type="string">
            <text:p>Yamaha R6</text:p>
          </table:table-cell>
          <table:table-cell office:value-type="string">
            <text:p>Sport</text:p>
          </table:table-cell>
          <table:table-cell office:value-type="string">
            <text:p>S23</text:p>
          </table:table-cell>
          <table:table-cell office:value-type="string">
            <text:p>05.07.2024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zymon_ndg</text:p>
          </table:table-cell>
          <table:table-cell/>
          <table:table-cell office:value-type="float" office:value="52.01">
            <text:p>52,01</text:p>
          </table:table-cell>
          <table:table-cell table:number-columns-repeated="3"/>
          <table:table-cell office:value-type="string">
            <text:p>3MMRacing App</text:p>
          </table:table-cell>
          <table:table-cell/>
          <table:table-cell office:value-type="string">
            <text:p>Kawasaki ninja 250r</text:p>
          </table:table-cell>
          <table:table-cell office:value-type="string">
            <text:p>Sport</text:p>
          </table:table-cell>
          <table:table-cell/>
          <table:table-cell office:value-type="string">
            <text:p>28.08.2022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aweł (Sid) Dr-z 400 SM</text:p>
          </table:table-cell>
          <table:table-cell/>
          <table:table-cell office:value-type="float" office:value="52.02">
            <text:p>52,02</text:p>
          </table:table-cell>
          <table:table-cell office:value-type="string">
            <text:p>https://instagram.com/sidartistics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Suzuki DR-Z 400 SM</text:p>
          </table:table-cell>
          <table:table-cell office:value-type="string">
            <text:p>SuperMoto</text:p>
          </table:table-cell>
          <table:table-cell office:value-type="string">
            <text:p>Pirelli Diablo Roso 2</text:p>
          </table:table-cell>
          <table:table-cell office:value-type="string">
            <text:p>03.07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aciek Jagiełło</text:p>
          </table:table-cell>
          <table:table-cell/>
          <table:table-cell office:value-type="float" office:value="52.24">
            <text:p>52,24</text:p>
          </table:table-cell>
          <table:table-cell office:value-type="string">
            <text:p>https://instagram.com/maciekzim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Honda CBR 650R</text:p>
          </table:table-cell>
          <table:table-cell office:value-type="string">
            <text:p>Sport</text:p>
          </table:table-cell>
          <table:table-cell office:value-type="string">
            <text:p>Pirelli Diablo Rosso IV</text:p>
          </table:table-cell>
          <table:table-cell office:value-type="string">
            <text:p>17.08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Bartosz Butajło</text:p>
          </table:table-cell>
          <table:table-cell/>
          <table:table-cell office:value-type="float" office:value="52.56">
            <text:p>52,56</text:p>
          </table:table-cell>
          <table:table-cell/>
          <table:table-cell office:value-type="string">
            <text:p>https://facebook.com/profile.php?id=100071721794049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Honda CB 600F</text:p>
          </table:table-cell>
          <table:table-cell office:value-type="string">
            <text:p>Naked</text:p>
          </table:table-cell>
          <table:table-cell office:value-type="string">
            <text:p>Michelin PILOT POWER 2ct</text:p>
          </table:table-cell>
          <table:table-cell office:value-type="string">
            <text:p>17.08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ateusz Grzyb</text:p>
          </table:table-cell>
          <table:table-cell/>
          <table:table-cell office:value-type="float" office:value="52.59">
            <text:p>52,59</text:p>
          </table:table-cell>
          <table:table-cell/>
          <table:table-cell office:value-type="string">
            <text:p>https://facebook.com/mateusz.grzyb.31</text:p>
          </table:table-cell>
          <table:table-cell/>
          <table:table-cell office:value-type="string">
            <text:p>LapTimer</text:p>
          </table:table-cell>
          <table:table-cell/>
          <table:table-cell office:value-type="string">
            <text:p>Honda CB 1000R 2009</text:p>
          </table:table-cell>
          <table:table-cell office:value-type="string">
            <text:p>Naked</text:p>
          </table:table-cell>
          <table:table-cell office:value-type="string">
            <text:p>Bridgestone bt023+ Metzeler m7rr</text:p>
          </table:table-cell>
          <table:table-cell office:value-type="string">
            <text:p>17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Angy_S1000R GDA</text:p>
          </table:table-cell>
          <table:table-cell/>
          <table:table-cell office:value-type="float" office:value="52.69">
            <text:p>52,69</text:p>
          </table:table-cell>
          <table:table-cell office:value-type="string">
            <text:p>https://instagram.com/angy_s1000rr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Bmw S1000R</text:p>
          </table:table-cell>
          <table:table-cell office:value-type="string">
            <text:p>Naked</text:p>
          </table:table-cell>
          <table:table-cell office:value-type="string">
            <text:p>S22</text:p>
          </table:table-cell>
          <table:table-cell office:value-type="string">
            <text:p>31.07.2024</text:p>
          </table:table-cell>
          <table:table-cell office:value-type="string">
            <text:p>TrackSpace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Dezyderiusz Łaszkiewicz</text:p>
          </table:table-cell>
          <table:table-cell/>
          <table:table-cell office:value-type="float" office:value="53">
            <text:p>53</text:p>
          </table:table-cell>
          <table:table-cell table:number-columns-repeated="2"/>
          <table:table-cell office:value-type="string">
            <text:p>https://www.youtube.com/watch?v=MBhLJZ8ToA0</text:p>
          </table:table-cell>
          <table:table-cell office:value-type="string">
            <text:p>N/A</text:p>
          </table:table-cell>
          <table:table-cell/>
          <table:table-cell office:value-type="string">
            <text:p>MRF 140 SM</text:p>
          </table:table-cell>
          <table:table-cell office:value-type="string">
            <text:p>PitBike</text:p>
          </table:table-cell>
          <table:table-cell/>
          <table:table-cell office:value-type="string">
            <text:p>02.07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aciej Badtke</text:p>
          </table:table-cell>
          <table:table-cell office:value-type="string">
            <text:p>Hot Head Bikers</text:p>
          </table:table-cell>
          <table:table-cell office:value-type="float" office:value="53">
            <text:p>53</text:p>
          </table:table-cell>
          <table:table-cell office:value-type="string">
            <text:p>https://instagram.com/maciejbadtke</text:p>
          </table:table-cell>
          <table:table-cell/>
          <table:table-cell office:value-type="string">
            <text:p>https://www.youtube.com/watch?v=3EqleyD0mDU</text:p>
          </table:table-cell>
          <table:table-cell office:value-type="string">
            <text:p>N/A</text:p>
          </table:table-cell>
          <table:table-cell/>
          <table:table-cell office:value-type="string">
            <text:p>Yamah MT10</text:p>
          </table:table-cell>
          <table:table-cell office:value-type="string">
            <text:p>Naked</text:p>
          </table:table-cell>
          <table:table-cell office:value-type="string">
            <text:p>S22</text:p>
          </table:table-cell>
          <table:table-cell office:value-type="string">
            <text:p>01.08.2024</text:p>
          </table:table-cell>
          <table:table-cell office:value-type="string">
            <text:p>MotoZon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BabyMonster MT-07 GD</text:p>
          </table:table-cell>
          <table:table-cell/>
          <table:table-cell office:value-type="float" office:value="53.46">
            <text:p>53,46</text:p>
          </table:table-cell>
          <table:table-cell office:value-type="string">
            <text:p>https://instagram.com/baby.monstermt07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MT07</text:p>
          </table:table-cell>
          <table:table-cell office:value-type="string">
            <text:p>Naked</text:p>
          </table:table-cell>
          <table:table-cell office:value-type="string">
            <text:p>Michelin Road 5</text:p>
          </table:table-cell>
          <table:table-cell office:value-type="string">
            <text:p>21.07.2024</text:p>
          </table:table-cell>
          <table:table-cell office:value-type="string">
            <text:p>MotoEkipa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Adrian (Trzonek)</text:p>
          </table:table-cell>
          <table:table-cell/>
          <table:table-cell office:value-type="float" office:value="50.74">
            <text:p>50,74</text:p>
          </table:table-cell>
          <table:table-cell/>
          <table:table-cell office:value-type="string">
            <text:p>https://facebook.com/trzonek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Yamaha Tracer 9 Sport Touring</text:p>
          </table:table-cell>
          <table:table-cell office:value-type="string">
            <text:p>Touring</text:p>
          </table:table-cell>
          <table:table-cell office:value-type="string">
            <text:p>Metzeler RoadTec 01</text:p>
          </table:table-cell>
          <table:table-cell office:value-type="string">
            <text:p>0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Bartek Trident Gdansk</text:p>
          </table:table-cell>
          <table:table-cell/>
          <table:table-cell office:value-type="float" office:value="53.64">
            <text:p>53,64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Triumph Trident 660</text:p>
          </table:table-cell>
          <table:table-cell office:value-type="string">
            <text:p>Naked</text:p>
          </table:table-cell>
          <table:table-cell office:value-type="string">
            <text:p>Michelin Road 5</text:p>
          </table:table-cell>
          <table:table-cell office:value-type="string">
            <text:p>19.07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Jacek|SV650N|3city Bojano</text:p>
          </table:table-cell>
          <table:table-cell/>
          <table:table-cell office:value-type="float" office:value="54.92">
            <text:p>54,92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Suzuki SV650 N</text:p>
          </table:table-cell>
          <table:table-cell office:value-type="string">
            <text:p>Naked</text:p>
          </table:table-cell>
          <table:table-cell office:value-type="string">
            <text:p>Pirelli Diablo Rosso Corsa 2</text:p>
          </table:table-cell>
          <table:table-cell office:value-type="string">
            <text:p>29.06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lav_XX1100_Gdynia</text:p>
          </table:table-cell>
          <table:table-cell/>
          <table:table-cell office:value-type="float" office:value="55.99">
            <text:p>55,99</text:p>
          </table:table-cell>
          <table:table-cell/>
          <table:table-cell office:value-type="string">
            <text:p>https://facebook.com/SlavSkyxx</text:p>
          </table:table-cell>
          <table:table-cell/>
          <table:table-cell office:value-type="string">
            <text:p>3MMRacing App</text:p>
          </table:table-cell>
          <table:table-cell/>
          <table:table-cell office:value-type="string">
            <text:p>Honda CBR 1100 XX</text:p>
          </table:table-cell>
          <table:table-cell office:value-type="string">
            <text:p>Sport</text:p>
          </table:table-cell>
          <table:table-cell office:value-type="string">
            <text:p>Pirelli Angel</text:p>
          </table:table-cell>
          <table:table-cell office:value-type="string">
            <text:p>16.08.2024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Kinga xj600s 3miasto</text:p>
          </table:table-cell>
          <table:table-cell/>
          <table:table-cell office:value-type="float" office:value="56.96">
            <text:p>56,96</text:p>
          </table:table-cell>
          <table:table-cell office:value-type="string">
            <text:p>https://instagram.com/kina.urb</text:p>
          </table:table-cell>
          <table:table-cell table:number-columns-repeated="2"/>
          <table:table-cell office:value-type="string">
            <text:p>3MMRacing App</text:p>
          </table:table-cell>
          <table:table-cell/>
          <table:table-cell office:value-type="string">
            <text:p>Yamaha xj Diversion</text:p>
          </table:table-cell>
          <table:table-cell office:value-type="string">
            <text:p>Naked</text:p>
          </table:table-cell>
          <table:table-cell/>
          <table:table-cell office:value-type="string">
            <text:p>24.08.2024</text:p>
          </table:table-cell>
          <table:table-cell office:value-type="string">
            <text:p>Robson TD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BugiiCb650r3city</text:p>
          </table:table-cell>
          <table:table-cell/>
          <table:table-cell office:value-type="float" office:value="58">
            <text:p>58</text:p>
          </table:table-cell>
          <table:table-cell table:number-columns-repeated="2"/>
          <table:table-cell office:value-type="string">
            <text:p>https://www.youtube.com/watch?v=NYLzNRK0rsI</text:p>
          </table:table-cell>
          <table:table-cell office:value-type="string">
            <text:p>N/A</text:p>
          </table:table-cell>
          <table:table-cell/>
          <table:table-cell office:value-type="string">
            <text:p>Honda CB650 R</text:p>
          </table:table-cell>
          <table:table-cell office:value-type="string">
            <text:p>Naked</text:p>
          </table:table-cell>
          <table:table-cell office:value-type="string">
            <text:p>Metzeler</text:p>
          </table:table-cell>
          <table:table-cell office:value-type="string">
            <text:p>26.05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Javor Duke 390</text:p>
          </table:table-cell>
          <table:table-cell/>
          <table:table-cell office:value-type="float" office:value="58.44">
            <text:p>58,44</text:p>
          </table:table-cell>
          <table:table-cell/>
          <table:table-cell office:value-type="string">
            <text:p>https://facebook.com/Javor95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KTM Duke 390</text:p>
          </table:table-cell>
          <table:table-cell office:value-type="string">
            <text:p>Naked</text:p>
          </table:table-cell>
          <table:table-cell office:value-type="string">
            <text:p>Contimotion</text:p>
          </table:table-cell>
          <table:table-cell office:value-type="string">
            <text:p>07.07.2024</text:p>
          </table:table-cell>
          <table:table-cell office:value-type="string">
            <text:p>NaKolani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DenyMotoVlog</text:p>
          </table:table-cell>
          <table:table-cell/>
          <table:table-cell office:value-type="float" office:value="59">
            <text:p>59</text:p>
          </table:table-cell>
          <table:table-cell table:number-columns-repeated="2"/>
          <table:table-cell office:value-type="string">
            <text:p>https://www.youtube.com/watch?v=GgL4nH-ebqA</text:p>
          </table:table-cell>
          <table:table-cell office:value-type="string">
            <text:p>N/A</text:p>
          </table:table-cell>
          <table:table-cell/>
          <table:table-cell office:value-type="string">
            <text:p>MRF 140 SM</text:p>
          </table:table-cell>
          <table:table-cell office:value-type="string">
            <text:p>PitBike</text:p>
          </table:table-cell>
          <table:table-cell/>
          <table:table-cell office:value-type="string">
            <text:p>28.06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ateusz Nowak</text:p>
          </table:table-cell>
          <table:table-cell/>
          <table:table-cell office:value-type="float" office:value="59.12">
            <text:p>59,12</text:p>
          </table:table-cell>
          <table:table-cell/>
          <table:table-cell office:value-type="string">
            <text:p>https://facebook.com/profile.php?id=100009837462310</text:p>
          </table:table-cell>
          <table:table-cell/>
          <table:table-cell office:value-type="string">
            <text:p>LapThrophy</text:p>
          </table:table-cell>
          <table:table-cell office:value-type="string">
            <text:p>https://www.laptrophy.com/sessions/cQldYE</text:p>
          </table:table-cell>
          <table:table-cell office:value-type="string">
            <text:p>Yamaha R125 2020</text:p>
          </table:table-cell>
          <table:table-cell office:value-type="string">
            <text:p>Sport</text:p>
          </table:table-cell>
          <table:table-cell office:value-type="string">
            <text:p>Michelin Pilot Street</text:p>
          </table:table-cell>
          <table:table-cell office:value-type="string">
            <text:p>21.07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WitekMoto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string">
            <text:p>https://www.youtube.com/watch?v=7eRKsR6d5A4</text:p>
          </table:table-cell>
          <table:table-cell office:value-type="string">
            <text:p>N/A</text:p>
          </table:table-cell>
          <table:table-cell table:number-columns-repeated="2"/>
          <table:table-cell office:value-type="string">
            <text:p>Sport</text:p>
          </table:table-cell>
          <table:table-cell/>
          <table:table-cell office:value-type="string">
            <text:p>27.06.2021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Miroslaw Kondracki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string">
            <text:p>https://www.youtube.com/watch?v=MURaILW-jbI</text:p>
          </table:table-cell>
          <table:table-cell office:value-type="string">
            <text:p>N/A</text:p>
          </table:table-cell>
          <table:table-cell/>
          <table:table-cell office:value-type="string">
            <text:p>Suzuki GSX-R 1000</text:p>
          </table:table-cell>
          <table:table-cell office:value-type="string">
            <text:p>Sport</text:p>
          </table:table-cell>
          <table:table-cell/>
          <table:table-cell office:value-type="string">
            <text:p>09.08.2017</text:p>
          </table:table-cell>
          <table:table-cell/>
          <table:table-cell office:value-type="string">
            <text:p>male</text:p>
          </table:table-cell>
          <table:table-cell/>
        </table:table-row>
      </table:table>
      <table:table table:name="Arkusz1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Arkusz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Arkusz1_3.A1:Arkusz1_3.O1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10">10.09.2025</text:date>, <text:time>22:07:5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 B</meta:initial-creator>
    <meta:creation-date>2025-09-07T20:11:03.37</meta:creation-date>
    <dc:date>2025-09-10T22:07:53.70</dc:date>
    <dc:creator>T B</dc:creator>
    <meta:editing-duration>P3DT1H56M48S</meta:editing-duration>
    <meta:editing-cycles>10</meta:editing-cycles>
    <meta:generator>OpenOffice/4.1.15$Win32 OpenOffice.org_project/4115m2$Build-9813</meta:generator>
    <meta:document-statistic meta:table-count="4" meta:cell-count="1252" meta:object-count="0"/>
  </office:meta>
</office:document-meta>
</file>